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ield">
      <style:text-properties officeooo:paragraph-rsid="0016c3d5"/>
    </style:style>
    <style:style style:name="P2" style:family="paragraph" style:parent-style-name="Heading_20_1">
      <style:text-properties officeooo:rsid="001a5ccc" officeooo:paragraph-rsid="001a5ccc"/>
    </style:style>
    <style:style style:name="T1" style:family="text">
      <style:text-properties officeooo:rsid="0016b6ea"/>
    </style:style>
    <style:style style:name="T2" style:family="text">
      <style:text-properties officeooo:rsid="0016c3d5"/>
    </style:style>
    <style:style style:name="T3" style:family="text">
      <style:text-properties officeooo:rsid="001a5ccc"/>
    </style:style>
    <style:style style:name="T4" style:family="text">
      <style:text-properties officeooo:rsid="001bb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a 008 – Anexo <text:span text:style-name="T4">IV</text:span></text:p>
      <text:p text:style-name="Subtitle">Qualificação <text:span text:style-name="T3">do Conselho Fiscal</text:span></text:p>
      <text:h text:style-name="P2" text:outline-level="1">1. Conselheiro</text:h>
      <text:p text:style-name="Field">Nome: <text:tab/><text:tab/></text:p>
      <text:p text:style-name="Field">Endereço: <text:tab/><text:tab/></text:p>
      <text:p text:style-name="Field">Nacionalidade: <text:tab/> Estado Civil: <text:tab/></text:p>
      <text:p text:style-name="Field">CPF: <text:tab/> RG: <text:tab/></text:p>
      <text:p text:style-name="Field">Profissão: <text:tab/> Assinatura: <text:tab/></text:p>
      <text:h text:style-name="P2" text:outline-level="1"><text:span text:style-name="T2">2. </text:span>Conselheiro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h text:style-name="P2" text:outline-level="1"><text:span text:style-name="T2">3. </text:span>Conselheiro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h text:style-name="P2" text:outline-level="1"><text:span text:style-name="T2">1. </text:span>Suplente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 fo:background-color="#e6e6e6" fo:padding="0.0201in" fo:border="0.06pt solid #000000" style:shadow="none">
        <style:background-image/>
      </style:paragraph-properties>
      <style:text-properties style:font-name="Helvetica1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reak-before="page" fo:background-color="transparent" style:shadow="none">
        <style:tab-stops/>
        <style:background-image/>
      </style:paragraph-properties>
      <style:text-properties style:font-name="Helvetica1" fo:font-size="18pt" fo:font-weight="bold" style:font-size-asian="18pt" style:font-weight-asian="bold" style:font-size-complex="1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.0799in" fo:margin-bottom="0.0799in" style:contextual-spacing="false" fo:text-align="center" style:justify-single-word="false" style:page-number="auto"/>
      <style:text-properties style:font-name="Helvetica1" fo:font-size="14pt" fo:font-style="normal" fo:font-weight="normal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eld" style:family="paragraph" style:parent-style-name="Standard">
      <style:paragraph-properties fo:margin-top="0.1799in" fo:margin-bottom="0in" style:contextual-spacing="false">
        <style:tab-stops>
          <style:tab-stop style:position="3in" style:leader-style="solid" style:leader-text="_"/>
          <style:tab-stop style:position="6.5in" style:type="right" style:leader-style="solid" style:leader-text="_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b6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ágina: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7:24:56.025181000</meta:creation-date>
    <dc:date>2013-09-30T17:47:31.854323000</dc:date>
    <meta:editing-duration>PT15M33S</meta:editing-duration>
    <meta:editing-cycles>6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7" meta:word-count="54" meta:character-count="475" meta:non-whitespace-character-count="373"/>
  </office:meta>
</office:document-meta>
</file>